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073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1.423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23.407cm" svg:y="9.477cm">
            <draw:object draw:notify-on-update-of-ranges="Sheet1.F2:Sheet1.L2 Sheet1.F2:Sheet1.L2 Sheet1.A3:Sheet1.A3 Sheet1.F3:Sheet1.L3 Sheet1.F2:Sheet1.L2 Sheet1.A4:Sheet1.A4 Sheet1.F4:Sheet1.L4 Sheet1.F2:Sheet1.L2 Sheet1.A5:Sheet1.A5 Sheet1.F5:Sheet1.L5 Sheet1.F2:Sheet1.L2 Sheet1.A6:Sheet1.A6 Sheet1.F6:Sheet1.L6 Sheet1.F2:Sheet1.L2 Sheet1.A7:Sheet1.A7 Sheet1.F7:Sheet1.L7 Sheet1.F2:Sheet1.L2 Sheet1.A8:Sheet1.A8 Sheet1.F8:Sheet1.L8 Sheet1.F2:Sheet1.L2 Sheet1.A9:Sheet1.A9 Sheet1.F9:Sheet1.L9 Sheet1.F2:Sheet1.L2 Sheet1.A10:Sheet1.A10 Sheet1.F10:Sheet1.L10 Sheet1.F2:Sheet1.L2 Sheet1.A11:Sheet1.A11 Sheet1.F11:Sheet1.L11 Sheet1.F2:Sheet1.L2 Sheet1.A12:Sheet1.A12 Sheet1.F12:Sheet1.L12 Sheet1.F2:Sheet1.L2 Sheet1.A13:Sheet1.A13 Sheet1.F13:Sheet1.L13 Sheet1.F2:Sheet1.L2 Sheet1.A14:Sheet1.A14 Sheet1.F14:Sheet1.L14 Sheet1.F2:Sheet1.L2 Sheet1.A15:Sheet1.A15 Sheet1.F15:Sheet1.L15 Sheet1.F2:Sheet1.L2 Sheet1.A16:Sheet1.A16 Sheet1.F16:Sheet1.L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olincell</text:p>
          </table:table-cell>
          <table:table-cell office:value-type="string" calcext:value-type="string">
            <text:p>Reorg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olincell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c_cation_neut_inner1_outer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_cation_neut_inner1_outer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84719187289" calcext:value-type="float">
            <text:p>0.184719187289</text:p>
          </table:table-cell>
          <table:table-cell office:value-type="float" office:value="0.33275409253" calcext:value-type="float">
            <text:p>0.33275409253</text:p>
          </table:table-cell>
          <table:table-cell office:value-type="float" office:value="0.444104715724" calcext:value-type="float">
            <text:p>0.444104715724</text:p>
          </table:table-cell>
          <table:table-cell office:value-type="float" office:value="0.518771056871" calcext:value-type="float">
            <text:p>0.518771056871</text:p>
          </table:table-cell>
          <table:table-cell office:value-type="float" office:value="0.55675311597" calcext:value-type="float">
            <text:p>0.55675311597</text:p>
          </table:table-cell>
          <table:table-cell office:value-type="float" office:value="0.196399180757" calcext:value-type="float">
            <text:p>0.196399180757</text:p>
          </table:table-cell>
        </table:table-row>
        <table:table-row table:style-name="ro1">
          <table:table-cell office:value-type="string" calcext:value-type="string">
            <text:p>Pc_cation_neut_inner1_outer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87418568347" calcext:value-type="float">
            <text:p>0.187418568347</text:p>
          </table:table-cell>
          <table:table-cell office:value-type="float" office:value="0.340227316601" calcext:value-type="float">
            <text:p>0.340227316601</text:p>
          </table:table-cell>
          <table:table-cell office:value-type="float" office:value="0.458426244761" calcext:value-type="float">
            <text:p>0.458426244761</text:p>
          </table:table-cell>
          <table:table-cell office:value-type="float" office:value="0.542015352828" calcext:value-type="float">
            <text:p>0.542015352828</text:p>
          </table:table-cell>
          <table:table-cell office:value-type="float" office:value="0.590994640801" calcext:value-type="float">
            <text:p>0.590994640801</text:p>
          </table:table-cell>
          <table:table-cell office:value-type="float" office:value="0.316743779263" calcext:value-type="float">
            <text:p>0.316743779263</text:p>
          </table:table-cell>
        </table:table-row>
        <table:table-row table:style-name="ro1">
          <table:table-cell office:value-type="string" calcext:value-type="string">
            <text:p>Pc_cation_neut_inner1_outer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9557034568" calcext:value-type="float">
            <text:p>0.19557034568</text:p>
          </table:table-cell>
          <table:table-cell office:value-type="float" office:value="0.35638277322" calcext:value-type="float">
            <text:p>0.35638277322</text:p>
          </table:table-cell>
          <table:table-cell office:value-type="float" office:value="0.482437282618" calcext:value-type="float">
            <text:p>0.482437282618</text:p>
          </table:table-cell>
          <table:table-cell office:value-type="float" office:value="0.573733873875" calcext:value-type="float">
            <text:p>0.573733873875</text:p>
          </table:table-cell>
          <table:table-cell office:value-type="float" office:value="0.630272546992" calcext:value-type="float">
            <text:p>0.630272546992</text:p>
          </table:table-cell>
          <table:table-cell office:value-type="float" office:value="0.391597140457" calcext:value-type="float">
            <text:p>0.391597140457</text:p>
          </table:table-cell>
        </table:table-row>
        <table:table-row table:style-name="ro1">
          <table:table-cell office:value-type="string" calcext:value-type="string">
            <text:p>Pc_cation_neut_inner1_outer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3975824281" calcext:value-type="float">
            <text:p>0.243975824281</text:p>
          </table:table-cell>
          <table:table-cell office:value-type="float" office:value="0.440620719898" calcext:value-type="float">
            <text:p>0.440620719898</text:p>
          </table:table-cell>
          <table:table-cell office:value-type="float" office:value="0.58993468685" calcext:value-type="float">
            <text:p>0.58993468685</text:p>
          </table:table-cell>
          <table:table-cell office:value-type="float" office:value="0.691917725136" calcext:value-type="float">
            <text:p>0.691917725136</text:p>
          </table:table-cell>
          <table:table-cell office:value-type="float" office:value="0.746569834758" calcext:value-type="float">
            <text:p>0.746569834758</text:p>
          </table:table-cell>
          <table:table-cell office:value-type="float" office:value="0.309866452891" calcext:value-type="float">
            <text:p>0.309866452891</text:p>
          </table:table-cell>
        </table:table-row>
        <table:table-row table:style-name="ro1">
          <table:table-cell office:value-type="string" calcext:value-type="string">
            <text:p>Pc_cation_neut_inner1_outer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3865244422" calcext:value-type="float">
            <text:p>0.253865244422</text:p>
          </table:table-cell>
          <table:table-cell office:value-type="float" office:value="0.475524359731" calcext:value-type="float">
            <text:p>0.475524359731</text:p>
          </table:table-cell>
          <table:table-cell office:value-type="float" office:value="0.664977345927" calcext:value-type="float">
            <text:p>0.664977345927</text:p>
          </table:table-cell>
          <table:table-cell office:value-type="float" office:value="0.822224203011" calcext:value-type="float">
            <text:p>0.822224203011</text:p>
          </table:table-cell>
          <table:table-cell office:value-type="float" office:value="0.947264930981" calcext:value-type="float">
            <text:p>0.947264930981</text:p>
          </table:table-cell>
          <table:table-cell office:value-type="float" office:value="1.08937663414" calcext:value-type="float">
            <text:p>1.08937663414</text:p>
          </table:table-cell>
        </table:table-row>
        <table:table-row table:style-name="ro1">
          <table:table-cell office:value-type="string" calcext:value-type="string">
            <text:p>Pc_cation_neut_inner1_outer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9936594854" calcext:value-type="float">
            <text:p>0.289936594854</text:p>
          </table:table-cell>
          <table:table-cell office:value-type="float" office:value="0.522616992" calcext:value-type="float">
            <text:p>0.522616992</text:p>
          </table:table-cell>
          <table:table-cell office:value-type="float" office:value="0.698041191438" calcext:value-type="float">
            <text:p>0.698041191438</text:p>
          </table:table-cell>
          <table:table-cell office:value-type="float" office:value="0.816209193167" calcext:value-type="float">
            <text:p>0.816209193167</text:p>
          </table:table-cell>
          <table:table-cell office:value-type="float" office:value="0.877120997188" calcext:value-type="float">
            <text:p>0.877120997188</text:p>
          </table:table-cell>
          <table:table-cell office:value-type="float" office:value="0.322837051664" calcext:value-type="float">
            <text:p>0.322837051664</text:p>
          </table:table-cell>
        </table:table-row>
        <table:table-row table:style-name="ro1">
          <table:table-cell office:value-type="string" calcext:value-type="string">
            <text:p>Pc_cation_neut_inner1_outer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4505833661" calcext:value-type="float">
            <text:p>0.294505833661</text:p>
          </table:table-cell>
          <table:table-cell office:value-type="float" office:value="0.552046946735" calcext:value-type="float">
            <text:p>0.552046946735</text:p>
          </table:table-cell>
          <table:table-cell office:value-type="float" office:value="0.772623339223" calcext:value-type="float">
            <text:p>0.772623339223</text:p>
          </table:table-cell>
          <table:table-cell office:value-type="float" office:value="0.956235011126" calcext:value-type="float">
            <text:p>0.956235011126</text:p>
          </table:table-cell>
          <table:table-cell office:value-type="float" office:value="1.10288196244" calcext:value-type="float">
            <text:p>1.10288196244</text:p>
          </table:table-cell>
          <table:table-cell office:value-type="float" office:value="1.28164591023" calcext:value-type="float">
            <text:p>1.28164591023</text:p>
          </table:table-cell>
        </table:table-row>
        <table:table-row table:style-name="ro1">
          <table:table-cell office:value-type="string" calcext:value-type="string">
            <text:p>Pc_cation_neut_inner1_outer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03647432856" calcext:value-type="float">
            <text:p>0.303647432856</text:p>
          </table:table-cell>
          <table:table-cell office:value-type="float" office:value="0.568818839573" calcext:value-type="float">
            <text:p>0.568818839573</text:p>
          </table:table-cell>
          <table:table-cell office:value-type="float" office:value="0.795514220149" calcext:value-type="float">
            <text:p>0.795514220149</text:p>
          </table:table-cell>
          <table:table-cell office:value-type="float" office:value="0.983733574586" calcext:value-type="float">
            <text:p>0.983733574586</text:p>
          </table:table-cell>
          <table:table-cell office:value-type="float" office:value="1.13347690288" calcext:value-type="float">
            <text:p>1.13347690288</text:p>
          </table:table-cell>
          <table:table-cell office:value-type="float" office:value="1.30505315227" calcext:value-type="float">
            <text:p>1.30505315227</text:p>
          </table:table-cell>
        </table:table-row>
        <table:table-row table:style-name="ro1">
          <table:table-cell office:value-type="string" calcext:value-type="string">
            <text:p>Pc_cation_neut_inner1_outer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9054363519" calcext:value-type="float">
            <text:p>0.319054363519</text:p>
          </table:table-cell>
          <table:table-cell office:value-type="float" office:value="0.597618158277" calcext:value-type="float">
            <text:p>0.597618158277</text:p>
          </table:table-cell>
          <table:table-cell office:value-type="float" office:value="0.835691384274" calcext:value-type="float">
            <text:p>0.835691384274</text:p>
          </table:table-cell>
          <table:table-cell office:value-type="float" office:value="1.03327404151" calcext:value-type="float">
            <text:p>1.03327404151</text:p>
          </table:table-cell>
          <table:table-cell office:value-type="float" office:value="1.19036612999" calcext:value-type="float">
            <text:p>1.19036612999</text:p>
          </table:table-cell>
          <table:table-cell office:value-type="float" office:value="1.36846804096" calcext:value-type="float">
            <text:p>1.36846804096</text:p>
          </table:table-cell>
        </table:table-row>
        <table:table-row table:style-name="ro1">
          <table:table-cell office:value-type="string" calcext:value-type="string">
            <text:p>Pc_cation_neut_inner1_outer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2098259948" calcext:value-type="float">
            <text:p>0.32098259948</text:p>
          </table:table-cell>
          <table:table-cell office:value-type="float" office:value="0.600647725052" calcext:value-type="float">
            <text:p>0.600647725052</text:p>
          </table:table-cell>
          <table:table-cell office:value-type="float" office:value="0.838995376714" calcext:value-type="float">
            <text:p>0.838995376714</text:p>
          </table:table-cell>
          <table:table-cell office:value-type="float" office:value="1.03602555447" calcext:value-type="float">
            <text:p>1.03602555447</text:p>
          </table:table-cell>
          <table:table-cell office:value-type="float" office:value="1.19173825831" calcext:value-type="float">
            <text:p>1.19173825831</text:p>
          </table:table-cell>
          <table:table-cell office:value-type="float" office:value="1.3505396689" calcext:value-type="float">
            <text:p>1.3505396689</text:p>
          </table:table-cell>
        </table:table-row>
        <table:table-row table:style-name="ro1">
          <table:table-cell office:value-type="string" calcext:value-type="string">
            <text:p>Pc_cation_neut_inner1_outer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5086006295" calcext:value-type="float">
            <text:p>0.335086006295</text:p>
          </table:table-cell>
          <table:table-cell office:value-type="float" office:value="0.625204193351" calcext:value-type="float">
            <text:p>0.625204193351</text:p>
          </table:table-cell>
          <table:table-cell office:value-type="float" office:value="0.870354561169" calcext:value-type="float">
            <text:p>0.870354561169</text:p>
          </table:table-cell>
          <table:table-cell office:value-type="float" office:value="1.07053710975" calcext:value-type="float">
            <text:p>1.07053710975</text:p>
          </table:table-cell>
          <table:table-cell office:value-type="float" office:value="1.22575183909" calcext:value-type="float">
            <text:p>1.22575183909</text:p>
          </table:table-cell>
          <table:table-cell office:value-type="float" office:value="1.32730819722" calcext:value-type="float">
            <text:p>1.32730819722</text:p>
          </table:table-cell>
        </table:table-row>
        <table:table-row table:style-name="ro1">
          <table:table-cell office:value-type="string" calcext:value-type="string">
            <text:p>Pc_cation_neut_inner1_outer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50375139869" calcext:value-type="float">
            <text:p>0.350375139869</text:p>
          </table:table-cell>
          <table:table-cell office:value-type="float" office:value="0.650130901765" calcext:value-type="float">
            <text:p>0.650130901765</text:p>
          </table:table-cell>
          <table:table-cell office:value-type="float" office:value="0.899267285687" calcext:value-type="float">
            <text:p>0.899267285687</text:p>
          </table:table-cell>
          <table:table-cell office:value-type="float" office:value="1.09778429164" calcext:value-type="float">
            <text:p>1.09778429164</text:p>
          </table:table-cell>
          <table:table-cell office:value-type="float" office:value="1.24568191961" calcext:value-type="float">
            <text:p>1.24568191961</text:p>
          </table:table-cell>
          <table:table-cell office:value-type="float" office:value="1.22587938989" calcext:value-type="float">
            <text:p>1.22587938989</text:p>
          </table:table-cell>
        </table:table-row>
        <table:table-row table:style-name="ro1">
          <table:table-cell office:value-type="string" calcext:value-type="string">
            <text:p>Pc_cation_neut_inner1_outer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62763806478" calcext:value-type="float">
            <text:p>0.362763806478</text:p>
          </table:table-cell>
          <table:table-cell office:value-type="float" office:value="0.667619201719" calcext:value-type="float">
            <text:p>0.667619201719</text:p>
          </table:table-cell>
          <table:table-cell office:value-type="float" office:value="0.914566185722" calcext:value-type="float">
            <text:p>0.914566185722</text:p>
          </table:table-cell>
          <table:table-cell office:value-type="float" office:value="1.10360475849" calcext:value-type="float">
            <text:p>1.10360475849</text:p>
          </table:table-cell>
          <table:table-cell office:value-type="float" office:value="1.23473492002" calcext:value-type="float">
            <text:p>1.23473492002</text:p>
          </table:table-cell>
          <table:table-cell office:value-type="float" office:value="1.0217595591" calcext:value-type="float">
            <text:p>1.0217595591</text:p>
          </table:table-cell>
        </table:table-row>
        <table:table-row table:style-name="ro1">
          <table:table-cell office:value-type="string" calcext:value-type="string">
            <text:p>Pc_cation_neut_inner1_outer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c_cation_neut_inner1_outer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c_cation_neut_inner1_outer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c_cation_neut_inner1_outer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c_cation_neut_inner1_outer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c_cation_neut_inner1_outer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c_cation_neut_inner1_outer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c_cation_neut_inner1_outer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c_cation_neut_inner1_outer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c_cation_neut_inner1_outer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c_cation_neut_inner1_outer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c_cation_neut_inner1_outer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c_cation_neut_inner1_outer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c_cation_neut_inner1_outer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c_cation_neut_inner1_outer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c_cation_neut_inner1_outer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c_cation_neut_inner1_outer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c_cation_neut_inner1_outer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c_cation_neut_inner1_outer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c_cation_neut_inner1_outer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c_cation_neut_inner1_outer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c_cation_neut_inner1_outer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c_cation_neut_inner1_outer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c_cation_neut_inner1_outer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c_cation_neut_inner1_outer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c_cation_neut_inner1_outer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c_cation_neut_inner1_outer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c_cation_neut_inner1_outer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c_cation_neut_inner1_outer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c_cation_neut_inner1_outer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c_cation_neut_inner1_outer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c_cation_neut_inner1_outer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c_cation_neut_inner1_outer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c_cation_neut_inner1_outer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c_cation_neut_inner1_outer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c_cation_neut_inner1_outer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c_cation_neut_inner1_outer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c_cation_neut_inner1_outer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c_cation_neut_inner1_outer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c_cation_neut_inner1_outer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/A</text:p>
          </table:table-cell>
        </table:table-row>
      </table:table>
      <table:named-expressions/>
      <table:database-ranges>
        <table:database-range table:name="__Anonymous_Sheet_DB__0" table:target-range-address="Sheet1.A2:Sheet1.L56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3">00/00/0000</text:date>, <text:time style:data-style-name="N2" text:time-value="11:40:20.6195350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23T11:43:29.238620871</dc:date>
    <meta:generator>LibreOffice/4.2.2.1$Linux_X86_64 LibreOffice_project/420m0$Build-1</meta:generator>
    <meta:document-statistic meta:table-count="1" meta:cell-count="6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 1 2 3 4 5 6 7 8 9 10 11 12 13" chart:style-name="ch1">
        <chart:legend chart:legend-position="end" svg:x="10.026cm" svg:y="0.964cm" style:legend-expansion="high" chart:style-name="ch2"/>
        <chart:plot-area chart:style-name="ch3" table:cell-range-address="Sheet1.F2:Sheet1.L16 Sheet1.A3:Sheet1.A16" chart:data-source-has-labels="both" svg:x="0.77cm" svg:y="0.855cm" svg:width="8.616cm" svg:height="7.545cm">
          <chartooo:coordinate-region svg:x="1.497cm" svg:y="1.054cm" svg:width="7.649cm" svg:height="6.699cm"/>
          <chart:axis chart:dimension="x" chart:name="primary-x" chart:style-name="ch4" chartooo:axis-type="auto">
            <chart:categories table:cell-range-address="Sheet1.F2:Sheet1.L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F3:Sheet1.L3" chart:label-cell-address="Sheet1.A3:Sheet1.A3" chart:class="chart:scatter">
            <chart:domain table:cell-range-address="Sheet1.F2:Sheet1.L2"/>
            <chart:data-point chart:repeated="7"/>
          </chart:series>
          <chart:series chart:style-name="ch7" chart:values-cell-range-address="Sheet1.F4:Sheet1.L4" chart:label-cell-address="Sheet1.A4:Sheet1.A4" chart:class="chart:scatter">
            <chart:data-point chart:repeated="7"/>
          </chart:series>
          <chart:series chart:style-name="ch8" chart:values-cell-range-address="Sheet1.F5:Sheet1.L5" chart:label-cell-address="Sheet1.A5:Sheet1.A5" chart:class="chart:scatter">
            <chart:data-point chart:repeated="7"/>
          </chart:series>
          <chart:series chart:style-name="ch9" chart:values-cell-range-address="Sheet1.F6:Sheet1.L6" chart:label-cell-address="Sheet1.A6:Sheet1.A6" chart:class="chart:scatter">
            <chart:data-point chart:repeated="7"/>
          </chart:series>
          <chart:series chart:style-name="ch10" chart:values-cell-range-address="Sheet1.F7:Sheet1.L7" chart:label-cell-address="Sheet1.A7:Sheet1.A7" chart:class="chart:scatter">
            <chart:data-point chart:repeated="7"/>
          </chart:series>
          <chart:series chart:style-name="ch11" chart:values-cell-range-address="Sheet1.F8:Sheet1.L8" chart:label-cell-address="Sheet1.A8:Sheet1.A8" chart:class="chart:scatter">
            <chart:data-point chart:repeated="7"/>
          </chart:series>
          <chart:series chart:style-name="ch12" chart:values-cell-range-address="Sheet1.F9:Sheet1.L9" chart:label-cell-address="Sheet1.A9:Sheet1.A9" chart:class="chart:scatter">
            <chart:data-point chart:repeated="7"/>
          </chart:series>
          <chart:series chart:style-name="ch13" chart:values-cell-range-address="Sheet1.F10:Sheet1.L10" chart:label-cell-address="Sheet1.A10:Sheet1.A10" chart:class="chart:scatter">
            <chart:data-point chart:repeated="7"/>
          </chart:series>
          <chart:series chart:style-name="ch14" chart:values-cell-range-address="Sheet1.F11:Sheet1.L11" chart:label-cell-address="Sheet1.A11:Sheet1.A11" chart:class="chart:scatter">
            <chart:data-point chart:repeated="7"/>
          </chart:series>
          <chart:series chart:style-name="ch15" chart:values-cell-range-address="Sheet1.F12:Sheet1.L12" chart:label-cell-address="Sheet1.A12:Sheet1.A12" chart:class="chart:scatter">
            <chart:data-point chart:repeated="7"/>
          </chart:series>
          <chart:series chart:style-name="ch16" chart:values-cell-range-address="Sheet1.F13:Sheet1.L13" chart:label-cell-address="Sheet1.A13:Sheet1.A13" chart:class="chart:scatter">
            <chart:data-point chart:repeated="7"/>
          </chart:series>
          <chart:series chart:style-name="ch17" chart:values-cell-range-address="Sheet1.F14:Sheet1.L14" chart:label-cell-address="Sheet1.A14:Sheet1.A14" chart:class="chart:scatter">
            <chart:data-point chart:repeated="7"/>
          </chart:series>
          <chart:series chart:style-name="ch18" chart:values-cell-range-address="Sheet1.F15:Sheet1.L15" chart:label-cell-address="Sheet1.A15:Sheet1.A15" chart:class="chart:scatter">
            <chart:data-point chart:repeated="7"/>
          </chart:series>
          <chart:series chart:style-name="ch19" chart:values-cell-range-address="Sheet1.F16:Sheet1.L16" chart:label-cell-address="Sheet1.A16:Sheet1.A16" chart:class="chart:scatter">
            <chart:data-point chart:repeated="7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1.F2:Sheet1.L2</svg:desc>
                </draw:g>
              </table:table-cell>
              <table:table-cell office:value-type="float" office:value="0.1">
                <text:p>0</text:p>
              </table:table-cell>
              <table:table-cell office:value-type="float" office:value="0.2">
                <text:p>0</text:p>
              </table:table-cell>
              <table:table-cell office:value-type="float" office:value="0.3">
                <text:p>0</text:p>
              </table:table-cell>
              <table:table-cell office:value-type="float" office:value="0.4">
                <text:p>0</text:p>
              </table:table-cell>
              <table:table-cell office:value-type="float" office:value="0.5">
                <text:p>0</text:p>
              </table:table-cell>
              <table:table-cell office:value-type="float" office:value="1">
                <text:p/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F2:Sheet1.L2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c_cation_neut_inner1_outer0</text:p>
                <draw:g>
                  <svg:desc>Sheet1.A3:Sheet1.A3</svg:desc>
                </draw:g>
              </table:table-cell>
              <table:table-cell office:value-type="float" office:value="0">
                <text:p>0</text:p>
                <draw:g>
                  <svg:desc>Sheet1.F3:Sheet1.L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c_cation_neut_inner1_outer0</text:p>
                <draw:g>
                  <svg:desc>Sheet1.A4:Sheet1.A4</svg:desc>
                </draw:g>
              </table:table-cell>
              <table:table-cell office:value-type="float" office:value="0">
                <text:p>0</text:p>
                <draw:g>
                  <svg:desc>Sheet1.F4:Sheet1.L4</svg:desc>
                </draw:g>
              </table:table-cell>
              <table:table-cell office:value-type="float" office:value="0.184719187289">
                <text:p>0.184719187289</text:p>
              </table:table-cell>
              <table:table-cell office:value-type="float" office:value="0.33275409253">
                <text:p>0.33275409253</text:p>
              </table:table-cell>
              <table:table-cell office:value-type="float" office:value="0.444104715724">
                <text:p>0.444104715724</text:p>
              </table:table-cell>
              <table:table-cell office:value-type="float" office:value="0.518771056871">
                <text:p>0.518771056871</text:p>
              </table:table-cell>
              <table:table-cell office:value-type="float" office:value="0.55675311597">
                <text:p>0.55675311597</text:p>
              </table:table-cell>
              <table:table-cell office:value-type="float" office:value="0.196399180757">
                <text:p>0.196399180757</text:p>
              </table:table-cell>
            </table:table-row>
            <table:table-row>
              <table:table-cell office:value-type="string">
                <text:p>Pc_cation_neut_inner1_outer0</text:p>
                <draw:g>
                  <svg:desc>Sheet1.A5:Sheet1.A5</svg:desc>
                </draw:g>
              </table:table-cell>
              <table:table-cell office:value-type="float" office:value="0">
                <text:p>0</text:p>
                <draw:g>
                  <svg:desc>Sheet1.F5:Sheet1.L5</svg:desc>
                </draw:g>
              </table:table-cell>
              <table:table-cell office:value-type="float" office:value="0.187418568347">
                <text:p>0.187418568347</text:p>
              </table:table-cell>
              <table:table-cell office:value-type="float" office:value="0.340227316601">
                <text:p>0.340227316601</text:p>
              </table:table-cell>
              <table:table-cell office:value-type="float" office:value="0.458426244761">
                <text:p>0.458426244761</text:p>
              </table:table-cell>
              <table:table-cell office:value-type="float" office:value="0.542015352828">
                <text:p>0.542015352828</text:p>
              </table:table-cell>
              <table:table-cell office:value-type="float" office:value="0.590994640801">
                <text:p>0.590994640801</text:p>
              </table:table-cell>
              <table:table-cell office:value-type="float" office:value="0.316743779263">
                <text:p>0.316743779263</text:p>
              </table:table-cell>
            </table:table-row>
            <table:table-row>
              <table:table-cell office:value-type="string">
                <text:p>Pc_cation_neut_inner1_outer0</text:p>
                <draw:g>
                  <svg:desc>Sheet1.A6:Sheet1.A6</svg:desc>
                </draw:g>
              </table:table-cell>
              <table:table-cell office:value-type="float" office:value="0">
                <text:p>0</text:p>
                <draw:g>
                  <svg:desc>Sheet1.F6:Sheet1.L6</svg:desc>
                </draw:g>
              </table:table-cell>
              <table:table-cell office:value-type="float" office:value="0.19557034568">
                <text:p>0.19557034568</text:p>
              </table:table-cell>
              <table:table-cell office:value-type="float" office:value="0.35638277322">
                <text:p>0.35638277322</text:p>
              </table:table-cell>
              <table:table-cell office:value-type="float" office:value="0.482437282618">
                <text:p>0.482437282618</text:p>
              </table:table-cell>
              <table:table-cell office:value-type="float" office:value="0.573733873875">
                <text:p>0.573733873875</text:p>
              </table:table-cell>
              <table:table-cell office:value-type="float" office:value="0.630272546992">
                <text:p>0.630272546992</text:p>
              </table:table-cell>
              <table:table-cell office:value-type="float" office:value="0.391597140457">
                <text:p>0.391597140457</text:p>
              </table:table-cell>
            </table:table-row>
            <table:table-row>
              <table:table-cell office:value-type="string">
                <text:p>Pc_cation_neut_inner1_outer0</text:p>
                <draw:g>
                  <svg:desc>Sheet1.A7:Sheet1.A7</svg:desc>
                </draw:g>
              </table:table-cell>
              <table:table-cell office:value-type="float" office:value="0">
                <text:p>0</text:p>
                <draw:g>
                  <svg:desc>Sheet1.F7:Sheet1.L7</svg:desc>
                </draw:g>
              </table:table-cell>
              <table:table-cell office:value-type="float" office:value="0.243975824281">
                <text:p>0.243975824281</text:p>
              </table:table-cell>
              <table:table-cell office:value-type="float" office:value="0.440620719898">
                <text:p>0.440620719898</text:p>
              </table:table-cell>
              <table:table-cell office:value-type="float" office:value="0.58993468685">
                <text:p>0.58993468685</text:p>
              </table:table-cell>
              <table:table-cell office:value-type="float" office:value="0.691917725136">
                <text:p>0.691917725136</text:p>
              </table:table-cell>
              <table:table-cell office:value-type="float" office:value="0.746569834758">
                <text:p>0.746569834758</text:p>
              </table:table-cell>
              <table:table-cell office:value-type="float" office:value="0.309866452891">
                <text:p>0.309866452891</text:p>
              </table:table-cell>
            </table:table-row>
            <table:table-row>
              <table:table-cell office:value-type="string">
                <text:p>Pc_cation_neut_inner1_outer0</text:p>
                <draw:g>
                  <svg:desc>Sheet1.A8:Sheet1.A8</svg:desc>
                </draw:g>
              </table:table-cell>
              <table:table-cell office:value-type="float" office:value="0">
                <text:p>0</text:p>
                <draw:g>
                  <svg:desc>Sheet1.F8:Sheet1.L8</svg:desc>
                </draw:g>
              </table:table-cell>
              <table:table-cell office:value-type="float" office:value="0.253865244422">
                <text:p>0.253865244422</text:p>
              </table:table-cell>
              <table:table-cell office:value-type="float" office:value="0.475524359731">
                <text:p>0.475524359731</text:p>
              </table:table-cell>
              <table:table-cell office:value-type="float" office:value="0.664977345927">
                <text:p>0.664977345927</text:p>
              </table:table-cell>
              <table:table-cell office:value-type="float" office:value="0.822224203011">
                <text:p>0.822224203011</text:p>
              </table:table-cell>
              <table:table-cell office:value-type="float" office:value="0.947264930981">
                <text:p>0.947264930981</text:p>
              </table:table-cell>
              <table:table-cell office:value-type="float" office:value="1.08937663414">
                <text:p>1.08937663414</text:p>
              </table:table-cell>
            </table:table-row>
            <table:table-row>
              <table:table-cell office:value-type="string">
                <text:p>Pc_cation_neut_inner1_outer0</text:p>
                <draw:g>
                  <svg:desc>Sheet1.A9:Sheet1.A9</svg:desc>
                </draw:g>
              </table:table-cell>
              <table:table-cell office:value-type="float" office:value="0">
                <text:p>0</text:p>
                <draw:g>
                  <svg:desc>Sheet1.F9:Sheet1.L9</svg:desc>
                </draw:g>
              </table:table-cell>
              <table:table-cell office:value-type="float" office:value="0.289936594854">
                <text:p>0.289936594854</text:p>
              </table:table-cell>
              <table:table-cell office:value-type="float" office:value="0.522616992">
                <text:p>0.522616992</text:p>
              </table:table-cell>
              <table:table-cell office:value-type="float" office:value="0.698041191438">
                <text:p>0.698041191438</text:p>
              </table:table-cell>
              <table:table-cell office:value-type="float" office:value="0.816209193167">
                <text:p>0.816209193167</text:p>
              </table:table-cell>
              <table:table-cell office:value-type="float" office:value="0.877120997188">
                <text:p>0.877120997188</text:p>
              </table:table-cell>
              <table:table-cell office:value-type="float" office:value="0.322837051664">
                <text:p>0.322837051664</text:p>
              </table:table-cell>
            </table:table-row>
            <table:table-row>
              <table:table-cell office:value-type="string">
                <text:p>Pc_cation_neut_inner1_outer0</text:p>
                <draw:g>
                  <svg:desc>Sheet1.A10:Sheet1.A10</svg:desc>
                </draw:g>
              </table:table-cell>
              <table:table-cell office:value-type="float" office:value="0">
                <text:p>0</text:p>
                <draw:g>
                  <svg:desc>Sheet1.F10:Sheet1.L10</svg:desc>
                </draw:g>
              </table:table-cell>
              <table:table-cell office:value-type="float" office:value="0.294505833661">
                <text:p>0.294505833661</text:p>
              </table:table-cell>
              <table:table-cell office:value-type="float" office:value="0.552046946735">
                <text:p>0.552046946735</text:p>
              </table:table-cell>
              <table:table-cell office:value-type="float" office:value="0.772623339223">
                <text:p>0.772623339223</text:p>
              </table:table-cell>
              <table:table-cell office:value-type="float" office:value="0.956235011126">
                <text:p>0.956235011126</text:p>
              </table:table-cell>
              <table:table-cell office:value-type="float" office:value="1.10288196244">
                <text:p>1.10288196244</text:p>
              </table:table-cell>
              <table:table-cell office:value-type="float" office:value="1.28164591023">
                <text:p>1.28164591023</text:p>
              </table:table-cell>
            </table:table-row>
            <table:table-row>
              <table:table-cell office:value-type="string">
                <text:p>Pc_cation_neut_inner1_outer0</text:p>
                <draw:g>
                  <svg:desc>Sheet1.A11:Sheet1.A11</svg:desc>
                </draw:g>
              </table:table-cell>
              <table:table-cell office:value-type="float" office:value="0">
                <text:p>0</text:p>
                <draw:g>
                  <svg:desc>Sheet1.F11:Sheet1.L11</svg:desc>
                </draw:g>
              </table:table-cell>
              <table:table-cell office:value-type="float" office:value="0.303647432856">
                <text:p>0.303647432856</text:p>
              </table:table-cell>
              <table:table-cell office:value-type="float" office:value="0.568818839573">
                <text:p>0.568818839573</text:p>
              </table:table-cell>
              <table:table-cell office:value-type="float" office:value="0.795514220149">
                <text:p>0.795514220149</text:p>
              </table:table-cell>
              <table:table-cell office:value-type="float" office:value="0.983733574586">
                <text:p>0.983733574586</text:p>
              </table:table-cell>
              <table:table-cell office:value-type="float" office:value="1.13347690288">
                <text:p>1.13347690288</text:p>
              </table:table-cell>
              <table:table-cell office:value-type="float" office:value="1.30505315227">
                <text:p>1.30505315227</text:p>
              </table:table-cell>
            </table:table-row>
            <table:table-row>
              <table:table-cell office:value-type="string">
                <text:p>Pc_cation_neut_inner1_outer0</text:p>
                <draw:g>
                  <svg:desc>Sheet1.A12:Sheet1.A12</svg:desc>
                </draw:g>
              </table:table-cell>
              <table:table-cell office:value-type="float" office:value="0">
                <text:p>0</text:p>
                <draw:g>
                  <svg:desc>Sheet1.F12:Sheet1.L12</svg:desc>
                </draw:g>
              </table:table-cell>
              <table:table-cell office:value-type="float" office:value="0.319054363519">
                <text:p>0.319054363519</text:p>
              </table:table-cell>
              <table:table-cell office:value-type="float" office:value="0.597618158277">
                <text:p>0.597618158277</text:p>
              </table:table-cell>
              <table:table-cell office:value-type="float" office:value="0.835691384274">
                <text:p>0.835691384274</text:p>
              </table:table-cell>
              <table:table-cell office:value-type="float" office:value="1.03327404151">
                <text:p>1.03327404151</text:p>
              </table:table-cell>
              <table:table-cell office:value-type="float" office:value="1.19036612999">
                <text:p>1.19036612999</text:p>
              </table:table-cell>
              <table:table-cell office:value-type="float" office:value="1.36846804096">
                <text:p>1.36846804096</text:p>
              </table:table-cell>
            </table:table-row>
            <table:table-row>
              <table:table-cell office:value-type="string">
                <text:p>Pc_cation_neut_inner1_outer0</text:p>
                <draw:g>
                  <svg:desc>Sheet1.A13:Sheet1.A13</svg:desc>
                </draw:g>
              </table:table-cell>
              <table:table-cell office:value-type="float" office:value="0">
                <text:p>0</text:p>
                <draw:g>
                  <svg:desc>Sheet1.F13:Sheet1.L13</svg:desc>
                </draw:g>
              </table:table-cell>
              <table:table-cell office:value-type="float" office:value="0.32098259948">
                <text:p>0.32098259948</text:p>
              </table:table-cell>
              <table:table-cell office:value-type="float" office:value="0.600647725052">
                <text:p>0.600647725052</text:p>
              </table:table-cell>
              <table:table-cell office:value-type="float" office:value="0.838995376714">
                <text:p>0.838995376714</text:p>
              </table:table-cell>
              <table:table-cell office:value-type="float" office:value="1.03602555447">
                <text:p>1.03602555447</text:p>
              </table:table-cell>
              <table:table-cell office:value-type="float" office:value="1.19173825831">
                <text:p>1.19173825831</text:p>
              </table:table-cell>
              <table:table-cell office:value-type="float" office:value="1.3505396689">
                <text:p>1.3505396689</text:p>
              </table:table-cell>
            </table:table-row>
            <table:table-row>
              <table:table-cell office:value-type="string">
                <text:p>Pc_cation_neut_inner1_outer0</text:p>
                <draw:g>
                  <svg:desc>Sheet1.A14:Sheet1.A14</svg:desc>
                </draw:g>
              </table:table-cell>
              <table:table-cell office:value-type="float" office:value="0">
                <text:p>0</text:p>
                <draw:g>
                  <svg:desc>Sheet1.F14:Sheet1.L14</svg:desc>
                </draw:g>
              </table:table-cell>
              <table:table-cell office:value-type="float" office:value="0.335086006295">
                <text:p>0.335086006295</text:p>
              </table:table-cell>
              <table:table-cell office:value-type="float" office:value="0.625204193351">
                <text:p>0.625204193351</text:p>
              </table:table-cell>
              <table:table-cell office:value-type="float" office:value="0.870354561169">
                <text:p>0.870354561169</text:p>
              </table:table-cell>
              <table:table-cell office:value-type="float" office:value="1.07053710975">
                <text:p>1.07053710975</text:p>
              </table:table-cell>
              <table:table-cell office:value-type="float" office:value="1.22575183909">
                <text:p>1.22575183909</text:p>
              </table:table-cell>
              <table:table-cell office:value-type="float" office:value="1.32730819722">
                <text:p>1.32730819722</text:p>
              </table:table-cell>
            </table:table-row>
            <table:table-row>
              <table:table-cell office:value-type="string">
                <text:p>Pc_cation_neut_inner1_outer0</text:p>
                <draw:g>
                  <svg:desc>Sheet1.A15:Sheet1.A15</svg:desc>
                </draw:g>
              </table:table-cell>
              <table:table-cell office:value-type="float" office:value="0">
                <text:p>0</text:p>
                <draw:g>
                  <svg:desc>Sheet1.F15:Sheet1.L15</svg:desc>
                </draw:g>
              </table:table-cell>
              <table:table-cell office:value-type="float" office:value="0.350375139869">
                <text:p>0.350375139869</text:p>
              </table:table-cell>
              <table:table-cell office:value-type="float" office:value="0.650130901765">
                <text:p>0.650130901765</text:p>
              </table:table-cell>
              <table:table-cell office:value-type="float" office:value="0.899267285687">
                <text:p>0.899267285687</text:p>
              </table:table-cell>
              <table:table-cell office:value-type="float" office:value="1.09778429164">
                <text:p>1.09778429164</text:p>
              </table:table-cell>
              <table:table-cell office:value-type="float" office:value="1.24568191961">
                <text:p>1.24568191961</text:p>
              </table:table-cell>
              <table:table-cell office:value-type="float" office:value="1.22587938989">
                <text:p>1.22587938989</text:p>
              </table:table-cell>
            </table:table-row>
            <table:table-row>
              <table:table-cell office:value-type="string">
                <text:p>Pc_cation_neut_inner1_outer0</text:p>
                <draw:g>
                  <svg:desc>Sheet1.A16:Sheet1.A16</svg:desc>
                </draw:g>
              </table:table-cell>
              <table:table-cell office:value-type="float" office:value="0">
                <text:p>0</text:p>
                <draw:g>
                  <svg:desc>Sheet1.F16:Sheet1.L16</svg:desc>
                </draw:g>
              </table:table-cell>
              <table:table-cell office:value-type="float" office:value="0.362763806478">
                <text:p>0.362763806478</text:p>
              </table:table-cell>
              <table:table-cell office:value-type="float" office:value="0.667619201719">
                <text:p>0.667619201719</text:p>
              </table:table-cell>
              <table:table-cell office:value-type="float" office:value="0.914566185722">
                <text:p>0.914566185722</text:p>
              </table:table-cell>
              <table:table-cell office:value-type="float" office:value="1.10360475849">
                <text:p>1.10360475849</text:p>
              </table:table-cell>
              <table:table-cell office:value-type="float" office:value="1.23473492002">
                <text:p>1.23473492002</text:p>
              </table:table-cell>
              <table:table-cell office:value-type="float" office:value="1.0217595591">
                <text:p>1.02175955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Linux_X86_64 LibreOffice_project/42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